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ThroughputTimerBeanInfo.getCalcModeAsInt( String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antThroughputTimerBeanInfo.ConstantThroughputTim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